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5000002C39E8CE75997896434.tif" manifest:media-type="image/tiff"/>
  <manifest:file-entry manifest:full-path="Pictures/1000020100000328000001D49E2D8AD4F08AAB16.png" manifest:media-type="image/png"/>
  <manifest:file-entry manifest:full-path="Pictures/10000201000003E8000003205DD35C934CC44EC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yled_20_Object_20_with_20_arrow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71cm" svg:height="7.017cm" svg:x="22.8cm" svg:y="1.083cm">
          <draw:image xlink:href="Pictures/10000201000003E8000003205DD35C934CC44ECB.png" xlink:type="simple" xlink:show="embed" xlink:actuate="onLoad">
            <text:p/>
          </draw:image>
        </draw:frame>
        <draw:frame draw:style-name="gr2" draw:text-style-name="P2" draw:layer="layout" svg:width="15.204cm" svg:height="8.806cm" svg:x="8.396cm" svg:y="0.7cm">
          <draw:image xlink:href="Pictures/1000020100000328000001D49E2D8AD4F08AAB16.png" xlink:type="simple" xlink:show="embed" xlink:actuate="onLoad">
            <text:p/>
          </draw:image>
        </draw:frame>
        <draw:custom-shape draw:style-name="gr3" draw:text-style-name="P1" draw:layer="layout" svg:width="6.35cm" svg:height="5.08cm" svg:x="6.715cm" svg:y="2.905cm">
          <text:p/>
          <draw:enhanced-geometry svg:viewBox="0 0 21600 21600" draw:text-areas="0 0 21600 21600" draw:type="circular-arrow" draw:modifiers="-140.192505061579 -90.565510756468 6374.882444331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6.35cm" svg:height="5.08cm" svg:x="19.875cm" svg:y="4.568cm">
          <text:p/>
          <draw:enhanced-geometry svg:viewBox="0 0 21600 21600" draw:mirror-vertical="true" draw:text-areas="0 0 21600 21600" draw:type="circular-arrow" draw:modifiers="178.44962923176 -77.4485590553514 5485.39417267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2" draw:layer="layout" svg:width="8.676cm" svg:height="5.593cm" svg:x="1cm" svg:y="3.662cm">
          <draw:image xlink:href="Pictures/10000201000004E5000002C39E8CE75997896434.tif" xlink:type="simple" xlink:show="embed" xlink:actuate="onLoad">
            <text:p/>
          </draw:image>
        </draw:frame>
        <draw:custom-shape draw:style-name="gr5" draw:text-style-name="P1" draw:layer="layout" svg:width="7.62cm" svg:height="1.27cm" svg:x="12.43cm" svg:y="2.27cm">
          <text:p text:style-name="P1">Navigate to your cu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1cm" svg:height="1.27cm" svg:x="25.29cm" svg:y="8.13cm">
          <text:p text:style-name="P1">Rehea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15cm" svg:height="2.54cm" svg:x="1cm" svg:y="1.635cm">
          <text:p text:style-name="P1">Use keyboard as</text:p>
          <text:p text:style-name="P1">remote 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000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12T01:25:25.28</meta:creation-date>
    <dc:date>2018-08-29T22:54:19.181444492</dc:date>
    <meta:editing-duration>PT4H5M18S</meta:editing-duration>
    <meta:editing-cycles>13</meta:editing-cycles>
    <meta:generator>LibreOffice/5.1.6.2$Linux_X86_64 LibreOffice_project/10m0$Build-2</meta:generator>
    <meta:document-statistic meta:object-count="8"/>
  </office:meta>
</office:document-meta>
</file>